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ECF68084344A70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791cm"/>
    </style:style>
    <style:style style:name="Procedemento.B" style:family="table-column">
      <style:table-column-properties style:column-width="11.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15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officeooo:rsid="0208713f" officeooo:paragraph-rsid="0243b290"/>
    </style:style>
    <style:style style:name="P1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5fe9b" officeooo:paragraph-rsid="020475a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2d560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5fc16" officeooo:paragraph-rsid="01e5fc1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54e736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55e746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1af293f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440b10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5b8b33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61cm"/>
        </style:tab-stops>
      </style:paragraph-properties>
      <style:text-properties fo:color="#000000" style:font-name="Calibri2" fo:font-size="12pt" fo:language="gl" fo:country="ES" fo:font-weight="normal" officeooo:rsid="022ffb47" officeooo:paragraph-rsid="02440b10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46eeba" officeooo:paragraph-rsid="0246eeba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5b8b33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46eeba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2f497" officeooo:paragraph-rsid="0252f497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5124f4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46eeba"/>
    </style:style>
    <style:style style:name="P3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61cm"/>
        </style:tab-stops>
      </style:paragraph-properties>
      <style:text-properties fo:color="#000000" style:font-name="Calibri2" fo:font-size="12pt" fo:language="gl" fo:country="ES" fo:font-weight="normal" officeooo:rsid="022ffb47" officeooo:paragraph-rsid="02440b10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46eeba" officeooo:paragraph-rsid="0246eeba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2f497" officeooo:paragraph-rsid="0252f497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3a8ba" officeooo:paragraph-rsid="0253a8ba" style:font-size-asian="12pt" style:font-weight-asian="normal" style:font-name-complex="Calibri1" style:font-size-complex="12pt" style:font-weight-complex="normal"/>
    </style:style>
    <style:style style:name="P3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440b10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124f4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c0135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font-name="Liberation Sans" fo:font-size="12pt" fo:language="gl" fo:country="ES" officeooo:rsid="0211215b" style:font-size-asian="10.5pt" style:font-size-complex="12pt"/>
    </style:style>
    <style:style style:name="T17" style:family="text">
      <style:text-properties style:font-name="Liberation Sans" fo:font-size="12pt" fo:language="gl" fo:country="ES" officeooo:rsid="01bc2cda" style:font-size-asian="10.5pt" style:font-size-complex="12pt"/>
    </style:style>
    <style:style style:name="T18" style:family="text">
      <style:text-properties style:font-name="Liberation Sans" fo:font-size="12pt" fo:language="gl" fo:country="ES" officeooo:rsid="0243b290" style:font-size-asian="10.5pt" style:font-size-complex="12pt"/>
    </style:style>
    <style:style style:name="T19" style:family="text">
      <style:text-properties style:font-name="Liberation Sans" fo:font-size="12pt" fo:language="gl" fo:country="ES" officeooo:rsid="0211215b" style:font-size-asian="12pt" style:font-size-complex="12pt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25124f4" style:font-size-asian="12pt" style:font-size-complex="12pt"/>
    </style:style>
    <style:style style:name="T22" style:family="text">
      <style:text-properties officeooo:rsid="0243b290"/>
    </style:style>
    <style:style style:name="T23" style:family="text">
      <style:text-properties officeooo:rsid="024701ff"/>
    </style:style>
    <style:style style:name="T24" style:family="text">
      <style:text-properties officeooo:rsid="02546edb"/>
    </style:style>
    <style:style style:name="T25" style:family="text">
      <style:text-properties officeooo:rsid="01d4aaa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2600ff1"/>
    </style:style>
    <style:style style:name="T28" style:family="text">
      <style:text-properties officeooo:rsid="0261e5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22">21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3"><text:s/>Responsable</text:span> <text:span text:style-name="T14">D</text:span><text:span text:style-name="T13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22">Instalación SO W10 Pro Education x64</text:span></text:p>
          </table:table-cell>
        </table:table-row>
        <table:table-row table:style-name="Procedemento.2">
          <table:table-cell table:style-name="Procedemento.A2" office:value-type="string">
            <text:list xml:id="list1730434168" text:style-name="L1">
              <text:list-item>
                <text:p text:style-name="P14"><text:span text:style-name="T16">[</text:span><text:span text:style-name="T18">1]</text:span><text:span text:style-name="T16"> </text:span><text:span text:style-name="T17">USB</text:span><text:span text:style-name="T16"> (material que posúe o grupo)</text:span></text:p>
              </text:list-item>
              <text:list-item>
                <text:p text:style-name="P15"><text:span text:style-name="T21">[2] </text:span><text:a xlink:type="simple" xlink:href="https://rufus.ie/" text:style-name="Internet_20_link" text:visited-style-name="Visited_20_Internet_20_Link"><text:span text:style-name="T20">Rufus</text:span></text:a><text:span text:style-name="T19">/</text:span><text:a xlink:type="simple" xlink:href="https://unetbootin.github.io/" text:style-name="Internet_20_link" text:visited-style-name="Visited_20_Internet_20_Link"><text:span text:style-name="T20">Unetbootin</text:span></text:a></text:p>
              </text:list-item>
            </text:list>
          </table:table-cell>
          <table:table-cell table:style-name="Procedemento.A2" office:value-type="string">
            <text:list xml:id="list950488660" text:style-name="L2">
              <text:list-item>
                <text:p text:style-name="P16">Identificar: <text:span text:style-name="T22">portos USB.</text:span></text:p>
              </text:list-item>
              <text:list-item>
                <text:p text:style-name="P17">Utilizar/Crear USB arrancable <text:span text:style-name="T22">W10 Pro Education x64</text:span>.</text:p>
              </text:list-item>
              <text:list-item>
                <text:p text:style-name="P18">Verificar a súa identificación nas BIOS(F2)</text:p>
              </text:list-item>
              <text:list-item>
                <text:p text:style-name="P17">Arrancar mediante USB</text:p>
              </text:list-item>
            </text:list>
          </table:table-cell>
        </table:table-row>
      </table:table>
      <text:p text:style-name="P8"/>
      <text:p text:style-name="P8">Procedemento:<text:span text:style-name="T15"> </text:span></text:p>
      <text:list xml:id="list1979256742" text:style-name="L3">
        <text:list-item>
          <text:p text:style-name="P19">Conectar soamente un disco duro SATA na placa base en SATA-0.</text:p>
        </text:list-item>
        <text:list-item>
          <text:p text:style-name="P20">Verificar na BIOS(F2) a súa identificación. <text:span text:style-name="T25">(Avisar ao docente para revisión da identificación)</text:span></text:p>
        </text:list-item>
        <text:list-item>
          <text:p text:style-name="P21">Conectar USB[<text:span text:style-name="T23">1</text:span>] en calquera <text:span text:style-name="T27">porto</text:span> USB da placa base.</text:p>
        </text:list-item>
        <text:list-item>
          <text:p text:style-name="P22">Identificación d<text:span text:style-name="T28">o</text:span> USB na BIOS(F2). O dispositivo USB conectado na placa corresponde co atopado na BIOS? (Avisar ao docente para revisión da identificación)</text:p>
        </text:list-item>
        <text:list-item>
          <text:p text:style-name="P22">Modificar a BIOS para:</text:p>
          <text:list>
            <text:list-item>
              <text:p text:style-name="P31">Que o primeiro dispositivo de arranque sexa o USB.</text:p>
            </text:list-item>
            <text:list-item>
              <text:p text:style-name="P24">Activar a tecla de función F12 (Boot Menú), a cal permite no arranque elixir o dispositivo de inicio.</text:p>
            </text:list-item>
          </text:list>
        </text:list-item>
        <text:list-item>
          <text:p text:style-name="P29"><text:span text:style-name="T8">Crear no USB [</text:span><text:span text:style-name="T9">1</text:span><text:span text:style-name="T8">] un USB arrancable </text:span><text:span text:style-name="T5">mediante Rufus ou Unetbootin </text:span><text:span text:style-name="T11">[2]</text:span><text:span text:style-name="T3"> </text:span><text:span text:style-name="T10">c</text:span><text:span text:style-name="T12">oa</text:span><text:span text:style-name="T5"> ISO de instalación dun sistema operativo Windows </text:span><text:span text:style-name="T7">10 Pro Education x64</text:span></text:p>
        </text:list-item>
        <text:list-item>
          <text:p text:style-name="P29"><text:span text:style-name="T4">Arrancar co USB [</text:span><text:span text:style-name="T6">1</text:span><text:span text:style-name="T4">]</text:span></text:p>
        </text:list-item>
        <text:list-item>
          <text:p text:style-name="P30"><text:span text:style-name="T7">I</text:span><text:span text:style-name="T2">nstalar o sistema operativo W10 Pro Education x64 tendo en conta:</text:span></text:p>
          <text:list>
            <text:list-item>
              <text:p text:style-name="P32">Nome usuario: <text:span text:style-name="T26">usuario</text:span></text:p>
            </text:list-item>
            <text:list-item>
              <text:p text:style-name="P25">Contrasinal: <text:span text:style-name="T26">abc123.</text:span> (Ollo que existe un caracter punto e final no contrasinal!)</text:p>
            </text:list-item>
          </text:list>
        </text:list-item>
        <text:list-item>
          <text:p text:style-name="P23">Modificar a BIOS para <text:span text:style-name="T24">que o primeiro dispositivo de arranque sexa o disco duro.</text:span></text:p>
        </text:list-item>
        <text:list-item>
          <text:p text:style-name="P26">Comprobar o correcto arranque do sistema operativo instalado. <text:span text:style-name="T25">(Avisar ao docente para revisión)</text:span></text:p>
        </text:list-item>
        <text:list-item>
          <text:p text:style-name="P27">Comprobar o acceso do usuario de nome usuario:</text:p>
          <text:list>
            <text:list-item>
              <text:p text:style-name="P32">A que grupos pertence?</text:p>
            </text:list-item>
            <text:list-item>
              <text:p text:style-name="P25">Antes de acceder por primeira vez xa ten xerado o perfil, ou crease a primeira vez que o usuario <text:s/>accede?</text:p>
            </text:list-item>
          </text:list>
        </text:list-item>
        <text:list-item>
          <text:p text:style-name="P28">Abrir o administrador de discos (Windows+x, C:\Windows\System32\diskmgmt.msc, Administración de equipos). </text:p>
          <text:list>
            <text:list-item>
              <text:p text:style-name="P33">Cantas particións (volumes simples) existen?</text:p>
            </text:list-item>
            <text:list-item>
              <text:p text:style-name="P34">Que formato posúen?</text:p>
            </text:list-item>
            <text:list-item>
              <text:p text:style-name="P34">Que tamaño?</text:p>
            </text:list-item>
            <text:list-item>
              <text:p text:style-name="P33">A que corresponde cada partición (volume simple)?</text:p>
            </text:list-item>
            <text:list-item>
              <text:p text:style-name="P28">Son todas accesibles a través do explorador de arquivos (Windows+e)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ECF68084344A705E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ECF68084344A705E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79</meta:editing-cycles>
    <meta:creation-date>2019-11-09T13:25:03.151138236</meta:creation-date>
    <meta:editing-duration>PT10H1M40S</meta:editing-duration>
    <meta:generator>LibreOffice/6.1.5.2$Linux_X86_64 LibreOffice_project/10$Build-2</meta:generator>
    <dc:subject>Práctica 21 - Xenérica</dc:subject>
    <dc:title>Taller - MME</dc:title>
    <dc:date>2020-03-12T07:29:20.677307057</dc:date>
    <meta:document-statistic meta:table-count="2" meta:image-count="2" meta:object-count="0" meta:page-count="1" meta:paragraph-count="41" meta:word-count="328" meta:character-count="2028" meta:non-whitespace-character-count="17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